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F Heurist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</table:table-row>
        <table:table-row table:style-name="ro1">
          <table:table-cell office:value-type="string" calcext:value-type="string">
            <text:p>Problem 1 (Classical)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020431" calcext:value-type="float">
            <text:p>0.0020431</text:p>
          </table:table-cell>
          <table:table-cell office:value-type="float" office:value="24548" calcext:value-type="float">
            <text:p>245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roblem 1 (FSM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408071" calcext:value-type="float">
            <text:p>0.00408071</text:p>
          </table:table-cell>
          <table:table-cell office:value-type="float" office:value="24680" calcext:value-type="float">
            <text:p>246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roblem 2 (Classical)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0023291" calcext:value-type="float">
            <text:p>0.0023291</text:p>
          </table:table-cell>
          <table:table-cell office:value-type="float" office:value="24680" calcext:value-type="float">
            <text:p>2468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roblem 2 (FSM)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00259745" calcext:value-type="float">
            <text:p>0.00259745</text:p>
          </table:table-cell>
          <table:table-cell office:value-type="float" office:value="24680" calcext:value-type="float">
            <text:p>246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roblem 3 (Classical)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.00796712" calcext:value-type="float">
            <text:p>0.00796712</text:p>
          </table:table-cell>
          <table:table-cell office:value-type="float" office:value="24680" calcext:value-type="float">
            <text:p>2468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Problem 3 (FSM)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0101647" calcext:value-type="float">
            <text:p>0.0101647</text:p>
          </table:table-cell>
          <table:table-cell office:value-type="float" office:value="24680" calcext:value-type="float">
            <text:p>2468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Problem 4 (Classical)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.00499334" calcext:value-type="float">
            <text:p>0.00499334</text:p>
          </table:table-cell>
          <table:table-cell office:value-type="float" office:value="24680" calcext:value-type="float">
            <text:p>2468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Problem 4 (FSM)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00591141" calcext:value-type="float">
            <text:p>0.00591141</text:p>
          </table:table-cell>
          <table:table-cell office:value-type="float" office:value="24680" calcext:value-type="float">
            <text:p>2468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Problem 5 (Classical)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.00992879" calcext:value-type="float">
            <text:p>0.00992879</text:p>
          </table:table-cell>
          <table:table-cell office:value-type="float" office:value="24944" calcext:value-type="float">
            <text:p>2494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Problem 5 (FSM)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0.0107524" calcext:value-type="float">
            <text:p>0.0107524</text:p>
          </table:table-cell>
          <table:table-cell office:value-type="float" office:value="24956" calcext:value-type="float">
            <text:p>2495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roblem 6 (Classical)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.212543" calcext:value-type="float">
            <text:p>0.212543</text:p>
          </table:table-cell>
          <table:table-cell office:value-type="float" office:value="26624" calcext:value-type="float">
            <text:p>26624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string" calcext:value-type="string">
            <text:p>Problem 6 (FSM)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0.64743" calcext:value-type="float">
            <text:p>0.64743</text:p>
          </table:table-cell>
          <table:table-cell office:value-type="float" office:value="27752" calcext:value-type="float">
            <text:p>27752</text:p>
          </table:table-cell>
          <table:table-cell office:value-type="float" office:value="8952" calcext:value-type="float">
            <text:p>895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ndmark C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</table:table-row>
        <table:table-row table:style-name="ro1">
          <table:table-cell office:value-type="string" calcext:value-type="string">
            <text:p>Problem 1 (Classical)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0477455" calcext:value-type="float">
            <text:p>0.00477455</text:p>
          </table:table-cell>
          <table:table-cell office:value-type="float" office:value="24680" calcext:value-type="float">
            <text:p>246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roblem 1 (FSM)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0439785" calcext:value-type="float">
            <text:p>0.00439785</text:p>
          </table:table-cell>
          <table:table-cell office:value-type="float" office:value="24684" calcext:value-type="float">
            <text:p>2468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roblem 2 (Classical)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00620527" calcext:value-type="float">
            <text:p>0.00620527</text:p>
          </table:table-cell>
          <table:table-cell office:value-type="float" office:value="24680" calcext:value-type="float">
            <text:p>2468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Problem 2 (FSM)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.0185801" calcext:value-type="float">
            <text:p>0.0185801</text:p>
          </table:table-cell>
          <table:table-cell office:value-type="float" office:value="24684" calcext:value-type="float">
            <text:p>24684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Problem 3 (Classical)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.0314621" calcext:value-type="float">
            <text:p>0.0314621</text:p>
          </table:table-cell>
          <table:table-cell office:value-type="float" office:value="24684" calcext:value-type="float">
            <text:p>24684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Problem 3 (FSM)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.45513" calcext:value-type="float">
            <text:p>1.45513</text:p>
          </table:table-cell>
          <table:table-cell office:value-type="float" office:value="26420" calcext:value-type="float">
            <text:p>26420</text:p>
          </table:table-cell>
          <table:table-cell office:value-type="float" office:value="31470" calcext:value-type="float">
            <text:p>31470</text:p>
          </table:table-cell>
        </table:table-row>
        <table:table-row table:style-name="ro1">
          <table:table-cell office:value-type="string" calcext:value-type="string">
            <text:p>Problem 4 (Classical)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.0338424" calcext:value-type="float">
            <text:p>0.0338424</text:p>
          </table:table-cell>
          <table:table-cell office:value-type="float" office:value="24684" calcext:value-type="float">
            <text:p>24684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Problem 4 (FSM)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.4646" calcext:value-type="float">
            <text:p>1.4646</text:p>
          </table:table-cell>
          <table:table-cell office:value-type="float" office:value="26420" calcext:value-type="float">
            <text:p>26420</text:p>
          </table:table-cell>
          <table:table-cell office:value-type="float" office:value="31470" calcext:value-type="float">
            <text:p>31470</text:p>
          </table:table-cell>
        </table:table-row>
        <table:table-row table:style-name="ro1">
          <table:table-cell office:value-type="string" calcext:value-type="string">
            <text:p>Problem 5 (Classical)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37.4672" calcext:value-type="float">
            <text:p>37.4672</text:p>
          </table:table-cell>
          <table:table-cell office:value-type="float" office:value="42148" calcext:value-type="float">
            <text:p>42148</text:p>
          </table:table-cell>
          <table:table-cell office:value-type="float" office:value="363632" calcext:value-type="float">
            <text:p>363632</text:p>
          </table:table-cell>
        </table:table-row>
        <table:table-row table:style-name="ro1">
          <table:table-cell office:value-type="string" calcext:value-type="string">
            <text:p>Problem 5 (FSM)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931.386" calcext:value-type="float">
            <text:p>931.386</text:p>
          </table:table-cell>
          <table:table-cell office:value-type="float" office:value="449296" calcext:value-type="float">
            <text:p>449296</text:p>
          </table:table-cell>
          <table:table-cell office:value-type="float" office:value="6256024" calcext:value-type="float">
            <text:p>6256024</text:p>
          </table:table-cell>
        </table:table-row>
        <table:table-row table:style-name="ro1">
          <table:table-cell office:value-type="string" calcext:value-type="string">
            <text:p>Problem 6 (Classical)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1330.96" calcext:value-type="float">
            <text:p>1330.96</text:p>
          </table:table-cell>
          <table:table-cell office:value-type="float" office:value="204092" calcext:value-type="float">
            <text:p>204092</text:p>
          </table:table-cell>
          <table:table-cell office:value-type="float" office:value="1398399" calcext:value-type="float">
            <text:p>1398399</text:p>
          </table:table-cell>
        </table:table-row>
        <table:table-row table:style-name="ro1">
          <table:table-cell office:value-type="string" calcext:value-type="string">
            <text:p>Problem 6 (FSM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21:12:58.792022960</meta:creation-date>
    <dc:date>2021-04-20T21:34:24.957432489</dc:date>
    <meta:editing-duration>PT11M6S</meta:editing-duration>
    <meta:editing-cycles>1</meta:editing-cycles>
    <meta:document-statistic meta:table-count="1" meta:cell-count="151" meta:object-count="0"/>
    <meta:generator>LibreOffice/6.4.7.2$Linux_X86_64 LibreOffice_project/40$Build-2</meta:generator>
  </office:meta>
</office:document-meta>
</file>